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2-09" calcext:value-type="date">
            <text:p>09/1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8]-[.F8]" office:value-type="float" office:value="250" calcext:value-type="float">
            <text:p>25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8])" office:value-type="float" office:value="250" calcext:value-type="float">
            <text:p>25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2-22">00/00/0000</text:date></text:span><text:span text:style-name="MT2"><text:s/>- </text:span><text:span text:style-name="MT2"><text:time style:data-style-name="N2" text:time-value="16:40:02.217000693">00:00:00</text:time></text:span><text:span text:style-name="MT2"><text:time style:data-style-name="N2" text:time-value="16:40:02.217049387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6:40:02.2198290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12-22T16:40:02.514651117</dc:date>
    <dc:language>pt-PT</dc:language>
    <meta:editing-cycles>682</meta:editing-cycles>
    <meta:editing-duration>PT20H13M15S</meta:editing-duration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